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0.933cm"/>
    </style:style>
    <style:style style:name="co5" style:family="table-column">
      <style:table-column-properties fo:break-before="auto" style:column-width="3.163cm"/>
    </style:style>
    <style:style style:name="co6" style:family="table-column">
      <style:table-column-properties fo:break-before="auto" style:column-width="12.29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change_request" table:style-name="ta1" table:print="false">
        <table:table-column table:style-name="co5" table:default-cell-style-name="ce2"/>
        <table:table-column table:style-name="co6" table:default-cell-style-name="Default"/>
        <table:table-row table:style-name="ro1">
          <table:table-cell table:style-name="ce1" office:value-type="string">
            <text:p>S.No </text:p>
          </table:table-cell>
          <table:table-cell table:style-name="ce1" office:value-type="string">
            <text:p>Wor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ayment table "created date" column added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ayment mode default “RazorPay” updated 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Votes Shown timing change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rowser Favicon solutio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emoval condition authentication remov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OTP template update.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BA user creation [99999xxxxx]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ank Mail Template change and integratio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E-Mail ID verification redirectio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ontent response filter for user vote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Home content response vote hiding for guest user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Approve and Remove content api response change [count]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Email_ID verification mail sending during upload cont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hange column timespent – changes done in SignIN <text:s/>API , Logout API 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Filter change Artistic , Hof filter changes , Rank filter chang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Profiles get API Change request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API response change request (HOF, ARTISTIC, RANK)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HOF , RANK, Artistic API change request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Efficient algorithm for home content loading.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Rank calculation validation (null district, state )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Schedule end_date change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HOF , RANK calculation timing change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HOF , RANK mail sent timing change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chedule end_date based validation change 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3" office:value-type="string">
            <text:p>Total</text:p>
          </table:table-cell>
          <table:table-cell table:style-name="ce3" office:value-type="string">
            <text:p>104hrs</text:p>
          </table:table-cell>
        </table:table-row>
        <table:table-row table:style-name="ro2" table:number-rows-repeated="104854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g_fix" table:style-name="ta1" table:print="false"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>
            <text:p>S.No <text:s text:c="2"/></text:p>
          </table:table-cell>
          <table:table-cell table:style-name="ce1" office:value-type="string">
            <text:p>Wor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ofile picture change issue fix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embership &amp; Upload limit issue fix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ontent loading Algorithm fix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lock chain table issue fix.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ntent delete mail recipient changed from rejector to content user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ail message update/fix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Liked content retrieve 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Winner API timing fix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ser getContent issue fix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User profile update issue fix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UP membership upload limit fix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Upload limit mail negative issue fix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7">2020/03/17</text:date>, <text:time>12:2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09:45:54.51</meta:creation-date>
    <dc:date>2020-03-17T12:26:51.72</dc:date>
    <meta:editing-duration>PT1H13M54S</meta:editing-duration>
    <meta:editing-cycles>81</meta:editing-cycles>
    <meta:generator>OpenOffice/4.1.2$Win32 OpenOffice.org_project/412m3$Build-9782</meta:generator>
    <meta:document-statistic meta:table-count="2" meta:cell-count="78" meta:object-count="0"/>
  </office:meta>
</office:document-meta>
</file>